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0c08" officeooo:paragraph-rsid="00060c08"/>
    </style:style>
    <style:style style:name="P2" style:family="paragraph" style:parent-style-name="Standard">
      <style:text-properties officeooo:rsid="00060c08" officeooo:paragraph-rsid="00060c08"/>
    </style:style>
    <style:style style:name="P3" style:family="paragraph" style:parent-style-name="Standard">
      <style:text-properties officeooo:rsid="0008ce07" officeooo:paragraph-rsid="0008ce07"/>
    </style:style>
  </office:automatic-styles>
  <office:body>
    <office:text>
      <text:variable-decls>
        <text:variable-decl office:value-type="float" text:name="testvariable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test}" text:name="test"/>
        <text:user-field-decl office:value-type="string" office:string-value="${polje}" text:name="polje"/>
      </text:user-field-decls>
      <text:p text:style-name="P1">Testoncina&gt; <text:user-field-get text:name="test">${test}</text:user-field-get><text:s text:c="2"/><text:user-field-get text:name="test">${test}</text:user-field-get></text:p>
      <text:p text:style-name="P1"/>
      <text:p text:style-name="P1"/>
      <table:table table:name="Table1" table:style-name="Table1">
        <table:table-column table:style-name="Table1.A" table:number-columns-repeated="3"/>
        <table:table-row table:style-name="TableLine23307712165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2330771239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user-field-get text:name="polje">${polje}</text:user-field-get>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30771241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3">Potpisao: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9:36:52.237000000</meta:creation-date>
    <dc:date>2022-01-28T20:45:32.425000000</dc:date>
    <meta:editing-duration>PT22M40S</meta:editing-duration>
    <meta:editing-cycles>4</meta:editing-cycles>
    <meta:generator>LibreOffice/7.1.8.1$Windows_X86_64 LibreOffice_project/e1f30c802c3269a1d052614453f260e49458c82c</meta:generator>
    <meta:document-statistic meta:table-count="1" meta:image-count="0" meta:object-count="0" meta:page-count="1" meta:paragraph-count="3" meta:word-count="5" meta:character-count="45" meta:non-whitespace-character-count="42"/>
  </office:meta>
</office:document-meta>
</file>